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7mm"/>
    </style:style>
    <style:style style:name="co2" style:family="table-column">
      <style:table-column-properties fo:break-before="auto" style:column-width="84.84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Excel_20_Built-in_20_Normal" style:data-style-name="N114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 style:data-style-name="N114">
      <style:table-cell-properties fo:border-bottom="0.99pt solid #000000" fo:background-color="#f2f2f2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fo:background-color="#efefef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5"/>
        <table:table-column table:style-name="co2" table:default-cell-style-name="Excel_20_Built-in_20_Normal"/>
        <table:table-column table:style-name="co3" table:number-columns-repeated="1017" table:default-cell-style-name="Excel_20_Built-in_20_Normal"/>
        <table:table-column table:style-name="co3" table:number-columns-repeated="2" table:default-cell-style-name="Default"/>
        <table:table-row table:style-name="ro1">
          <table:table-cell table:style-name="ce3" office:value-type="float" office:value="84" calcext:value-type="float">
            <text:p>084</text:p>
          </table:table-cell>
          <table:table-cell office:value-type="string" calcext:value-type="string">
            <text:p>02fe252a-b0e0-11e8-a9d2-00259047317d</text:p>
          </table:table-cell>
          <table:table-cell table:style-name="ce7" office:value-type="string" calcext:value-type="string">
            <text:p>St Paul's, flat 4, 5th Floor,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office:value-type="string" calcext:value-type="string">
            <text:p>02fe252a-b0e0-11e8-a9d2-00259047317d</text:p>
          </table:table-cell>
          <table:table-cell table:style-name="ce6" office:value-type="string" calcext:value-type="string">
            <text:p>St Paul's, flat 5, pth 6th Floor,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0aab5727-b04c-11e8-a9d2-00259047317d</text:p>
          </table:table-cell>
          <table:table-cell table:style-name="ce7" office:value-type="string" calcext:value-type="string">
            <text:p>Gzira 3-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0b145f68-b4e4-11e8-a9d2-00259047317d</text:p>
          </table:table-cell>
          <table:table-cell table:style-name="ce6" office:value-type="string" calcext:value-type="string">
            <text:p>Sunflower Court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0bb59cbf-b047-11e8-a9d2-00259047317d</text:p>
          </table:table-cell>
          <table:table-cell table:style-name="ce7" office:value-type="string" calcext:value-type="string">
            <text:p>Gzira 2bd gr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74" calcext:value-type="float">
            <text:p>074</text:p>
          </table:table-cell>
          <table:table-cell office:value-type="string" calcext:value-type="string">
            <text:p>11089dea-b4f3-11e8-a9d2-00259047317d</text:p>
          </table:table-cell>
          <table:table-cell table:style-name="ce7" office:value-type="string" calcext:value-type="string">
            <text:p>Sapphire, no 4, 2-bedroom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2e3e9611-b4f6-11e8-a9d2-00259047317d</text:p>
          </table:table-cell>
          <table:table-cell table:style-name="ce6" office:value-type="string" calcext:value-type="string">
            <text:p>Sapphire Court,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2e5eaf1e-b1c6-11e8-a9d2-00259047317d</text:p>
          </table:table-cell>
          <table:table-cell table:style-name="ce6" office:value-type="string" calcext:value-type="string">
            <text:p>Muriel Flt 1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office:value-type="string" calcext:value-type="string">
            <text:p>31508b8f-b1b7-11e8-a9d2-00259047317d</text:p>
          </table:table-cell>
          <table:table-cell table:style-name="ce6" office:value-type="string" calcext:value-type="string">
            <text:p>Villa Primul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47" calcext:value-type="float">
            <text:p>047</text:p>
          </table:table-cell>
          <table:table-cell office:value-type="string" calcext:value-type="string">
            <text:p>34bd31e4-b0ed-11e8-a9d2-00259047317d</text:p>
          </table:table-cell>
          <table:table-cell table:style-name="ce7" office:value-type="string" calcext:value-type="string">
            <text:p>Spinola Flt 3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office:value-type="string" calcext:value-type="string">
            <text:p>360b86a5-b02b-11e8-a9d2-00259047317d</text:p>
          </table:table-cell>
          <table:table-cell table:style-name="ce6" office:value-type="string" calcext:value-type="string">
            <text:p>Emerald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360b86a5-b02b-11e8-a9d2-00259047317d</text:p>
          </table:table-cell>
          <table:table-cell table:style-name="ce7" office:value-type="string" calcext:value-type="string">
            <text:p>Gzira 2bd pth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391c355e-b4ec-11e8-a9d2-00259047317d</text:p>
          </table:table-cell>
          <table:table-cell table:style-name="ce6" office:value-type="string" calcext:value-type="string">
            <text:p>St Helen 1bd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office:value-type="string" calcext:value-type="string">
            <text:p>3cfb6913-b4e8-11e8-a9d2-00259047317d</text:p>
          </table:table-cell>
          <table:table-cell table:style-name="ce7" office:value-type="string" calcext:value-type="string">
            <text:p>St Helen Groun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3fcb5398-b69d-11e8-a9d2-00259047317d</text:p>
          </table:table-cell>
          <table:table-cell table:style-name="ce6" office:value-type="string" calcext:value-type="string">
            <text:p>Balluta 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office:value-type="string" calcext:value-type="string">
            <text:p>3fea32ba-b4e2-11e8-a9d2-00259047317d</text:p>
          </table:table-cell>
          <table:table-cell table:style-name="ce6" office:value-type="string" calcext:value-type="string">
            <text:p>Rudolph Place Flt 1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office:value-type="string" calcext:value-type="string">
            <text:p>41859873-ba86-11e8-a9d2-00259047317d</text:p>
          </table:table-cell>
          <table:table-cell table:style-name="ce7" office:value-type="string" calcext:value-type="string">
            <text:p>Sapphire Court, Grd Floor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office:value-type="string" calcext:value-type="string">
            <text:p>41b43b8a-abb2-11e8-a9d2-00259047317d</text:p>
          </table:table-cell>
          <table:table-cell table:style-name="ce6" office:value-type="string" calcext:value-type="string">
            <text:p>Spinola Pent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59" calcext:value-type="float">
            <text:p>059</text:p>
          </table:table-cell>
          <table:table-cell office:value-type="string" calcext:value-type="string">
            <text:p>429ac283-b4e6-11e8-a9d2-00259047317d</text:p>
          </table:table-cell>
          <table:table-cell table:style-name="ce7" office:value-type="string" calcext:value-type="string">
            <text:p>Tulip Court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18" calcext:value-type="float">
            <text:p>018</text:p>
          </table:table-cell>
          <table:table-cell office:value-type="string" calcext:value-type="string">
            <text:p>476e6a17-ba7c-11e8-a9d2-00259047317d</text:p>
          </table:table-cell>
          <table:table-cell table:style-name="ce7" office:value-type="string" calcext:value-type="string">
            <text:p>Sapphire Court, 1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office:value-type="string" calcext:value-type="string">
            <text:p>4be1395a-b0e5-11e8-a9d2-00259047317d</text:p>
          </table:table-cell>
          <table:table-cell table:style-name="ce8" office:value-type="string" calcext:value-type="string">
            <text:p>St Paul's, flat 3, 4th Floor,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4c320ecc-af6a-11e8-a9d2-00259047317d</text:p>
          </table:table-cell>
          <table:table-cell table:style-name="ce7" office:value-type="string" calcext:value-type="string">
            <text:p>Gzira 1-bedroom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office:value-type="string" calcext:value-type="string">
            <text:p>521f5f3a-abaf-11e8-a9d2-00259047317d</text:p>
          </table:table-cell>
          <table:table-cell table:style-name="ce6" office:value-type="string" calcext:value-type="string">
            <text:p>Tigne 44, no 9, 3-bedroom pth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51" calcext:value-type="float">
            <text:p>051</text:p>
          </table:table-cell>
          <table:table-cell office:value-type="string" calcext:value-type="string">
            <text:p>5450789a-b4ea-11e8-a9d2-00259047317d</text:p>
          </table:table-cell>
          <table:table-cell table:style-name="ce7" office:value-type="string" calcext:value-type="string">
            <text:p>St helen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office:value-type="string" calcext:value-type="string">
            <text:p>7169af96-ba7f-11e8-a9d2-00259047317d</text:p>
          </table:table-cell>
          <table:table-cell table:style-name="ce6" office:value-type="string" calcext:value-type="string">
            <text:p>Sapphire, no 5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office:value-type="string" calcext:value-type="string">
            <text:p>7941e2fd-b109-11e8-a9d2-00259047317d</text:p>
          </table:table-cell>
          <table:table-cell table:style-name="ce7" office:value-type="string" calcext:value-type="string">
            <text:p>Muriel Flt 10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office:value-type="string" calcext:value-type="string">
            <text:p>8527acc8-b10b-11e8-a9d2-00259047317d</text:p>
          </table:table-cell>
          <table:table-cell table:style-name="ce7" office:value-type="string" calcext:value-type="string">
            <text:p>St julians Hill 4-bedroom Maisonett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office:value-type="string" calcext:value-type="string">
            <text:p>88989d5c-b59e-11e8-a9d2-00259047317d</text:p>
          </table:table-cell>
          <table:table-cell table:style-name="ce6" office:value-type="string" calcext:value-type="string">
            <text:p>Tigne 44, no 1 , 3-bedroom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30" calcext:value-type="float">
            <text:p>030</text:p>
          </table:table-cell>
          <table:table-cell office:value-type="string" calcext:value-type="string">
            <text:p>9049abd8-ba83-11e8-a9d2-00259047317d</text:p>
          </table:table-cell>
          <table:table-cell table:style-name="ce7" office:value-type="string" calcext:value-type="string">
            <text:p>Rudolph Place Flt 10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9195332c-b82a-11e8-a9d2-00259047317d</text:p>
          </table:table-cell>
          <table:table-cell table:style-name="ce7" office:value-type="string" calcext:value-type="string">
            <text:p>Swieqi 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004</text:p>
          </table:table-cell>
          <table:table-cell office:value-type="string" calcext:value-type="string">
            <text:p>91f07422-abb4-11e8-a9d2-00259047317d</text:p>
          </table:table-cell>
          <table:table-cell table:style-name="ce7" office:value-type="string" calcext:value-type="string">
            <text:p>St Helen Pent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62" calcext:value-type="float">
            <text:p>062</text:p>
          </table:table-cell>
          <table:table-cell office:value-type="string" calcext:value-type="string">
            <text:p>9469dd77-79f2-11e8-93bd-00259047317d</text:p>
          </table:table-cell>
          <table:table-cell table:style-name="ce7" office:value-type="string" calcext:value-type="string">
            <text:p>Vallett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office:value-type="string" calcext:value-type="string">
            <text:p>9469df2e-79f2-11e8-93bd-00259047317d</text:p>
          </table:table-cell>
          <table:table-cell table:style-name="ce7" office:value-type="string" calcext:value-type="string">
            <text:p>Carob Hills - Villa Ghe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office:value-type="string" calcext:value-type="string">
            <text:p>9469dfc0-79f2-11e8-93bd-00259047317d</text:p>
          </table:table-cell>
          <table:table-cell table:style-name="ce7" office:value-type="string" calcext:value-type="string">
            <text:p>Carob Hills - Villa Gai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office:value-type="string" calcext:value-type="string">
            <text:p>9469e034-79f2-11e8-93bd-00259047317d</text:p>
          </table:table-cell>
          <table:table-cell table:style-name="ce7" office:value-type="string" calcext:value-type="string">
            <text:p>Carob Hills - villa Go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office:value-type="string" calcext:value-type="string">
            <text:p>9469e09d-79f2-11e8-93bd-00259047317d</text:p>
          </table:table-cell>
          <table:table-cell table:style-name="ce7" office:value-type="string" calcext:value-type="string">
            <text:p>Carob Hills - Villa Blu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string" calcext:value-type="string">
            <text:p>004b</text:p>
          </table:table-cell>
          <table:table-cell office:value-type="string" calcext:value-type="string">
            <text:p>9541be90-b11c-11e8-a9d2-00259047317d</text:p>
          </table:table-cell>
          <table:table-cell table:style-name="ce6" office:value-type="string" calcext:value-type="string">
            <text:p>St Helen Studio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005</text:p>
          </table:table-cell>
          <table:table-cell office:value-type="string" calcext:value-type="string">
            <text:p>9541be90-b11c-11e8-a9d2-00259047317d</text:p>
          </table:table-cell>
          <table:table-cell table:style-name="ce7" office:value-type="string" calcext:value-type="string">
            <text:p>St Helen 2 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98d7ca0e-af64-11e8-a9d2-00259047317d</text:p>
          </table:table-cell>
          <table:table-cell table:style-name="ce7" office:value-type="string" calcext:value-type="string">
            <text:p>Valletta 5 - 2 bedroom duplex low ceiling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9e2edd20-b66b-11e8-a9d2-00259047317d</text:p>
          </table:table-cell>
          <table:table-cell table:style-name="ce6" office:value-type="string" calcext:value-type="string">
            <text:p>Tigne 47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0940922-af55-11e8-a9d2-00259047317d</text:p>
          </table:table-cell>
          <table:table-cell table:style-name="ce7" office:value-type="string" calcext:value-type="string">
            <text:p>Valletta 2 - 1 bedroom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office:value-type="string" calcext:value-type="string">
            <text:p>a5a33e21-8b45-11e8-b61d-00259047317d</text:p>
          </table:table-cell>
          <table:table-cell table:style-name="ce7" office:value-type="string" calcext:value-type="string">
            <text:p>Carob Hills - Villa Ida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abc5a525-af62-11e8-a9d2-00259047317d</text:p>
          </table:table-cell>
          <table:table-cell table:style-name="ce7" office:value-type="string" calcext:value-type="string">
            <text:p>Valletta 4 - 2 bedroom duplex larg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ad3d1591-b050-11e8-a9d2-00259047317d</text:p>
          </table:table-cell>
          <table:table-cell table:style-name="ce6" office:value-type="string" calcext:value-type="string">
            <text:p>St Paul's Bay Seafront Apartment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52" calcext:value-type="float">
            <text:p>052</text:p>
          </table:table-cell>
          <table:table-cell office:value-type="string" calcext:value-type="string">
            <text:p>b01de721-b5ac-11e8-a9d2-00259047317d</text:p>
          </table:table-cell>
          <table:table-cell table:style-name="ce7" office:value-type="string" calcext:value-type="string">
            <text:p>The pent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office:value-type="string" calcext:value-type="string">
            <text:p>b1c6fd20-af5b-11e8-a9d2-00259047317d</text:p>
          </table:table-cell>
          <table:table-cell table:style-name="ce7" office:value-type="string" calcext:value-type="string">
            <text:p>Valletta 1 - maisonette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office:value-type="string" calcext:value-type="string">
            <text:p>b1d433eb-abb4-11e8-a9d2-00259047317d</text:p>
          </table:table-cell>
          <table:table-cell table:style-name="ce7" office:value-type="string" calcext:value-type="string">
            <text:p>St Julians Hill Duplex 4 bedroom apartment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b91ff0c8-b119-11e8-a9d2-00259047317d</text:p>
          </table:table-cell>
          <table:table-cell table:style-name="ce7" office:value-type="string" calcext:value-type="string">
            <text:p>Gzira 3-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bb8bf19d-b1c0-11e8-a9d2-00259047317d</text:p>
          </table:table-cell>
          <table:table-cell table:style-name="ce6" office:value-type="string" calcext:value-type="string">
            <text:p>Emerald Court 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009</text:p>
          </table:table-cell>
          <table:table-cell office:value-type="string" calcext:value-type="string">
            <text:p>cde1f858-b1c8-11e8-a9d2-00259047317d</text:p>
          </table:table-cell>
          <table:table-cell table:style-name="ce7" office:value-type="string" calcext:value-type="string">
            <text:p>Muriel Flt 4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61" calcext:value-type="float">
            <text:p>061</text:p>
          </table:table-cell>
          <table:table-cell office:value-type="string" calcext:value-type="string">
            <text:p>d1a37469-ad27-11e8-a9d2-00259047317d</text:p>
          </table:table-cell>
          <table:table-cell table:style-name="ce7" office:value-type="string" calcext:value-type="string">
            <text:p>Bastion View pth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de4f2154-b0f0-11e8-a9d2-00259047317d</text:p>
          </table:table-cell>
          <table:table-cell table:style-name="ce7" office:value-type="string" calcext:value-type="string">
            <text:p>Gzira 2bd pth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df4ae1c2-af5e-11e8-a9d2-00259047317d</text:p>
          </table:table-cell>
          <table:table-cell table:style-name="ce7" office:value-type="string" calcext:value-type="string">
            <text:p>Valletta 3 - 1 bedroom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df5cf836-b29a-11e8-a9d2-00259047317d</text:p>
          </table:table-cell>
          <table:table-cell table:style-name="ce7" office:value-type="string" calcext:value-type="string">
            <text:p>Rudolph Place Flt 2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e08928d5-b1b4-11e8-a9d2-00259047317d</text:p>
          </table:table-cell>
          <table:table-cell table:style-name="ce6" office:value-type="string" calcext:value-type="string">
            <text:p>Bastion view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office:value-type="string" calcext:value-type="string">
            <text:p>e987684e-b052-11e8-a9d2-00259047317d</text:p>
          </table:table-cell>
          <table:table-cell table:style-name="ce6" office:value-type="string" calcext:value-type="string">
            <text:p>St Paul's, flat 1, 2nd Floor, 2bd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eb8c8706-b1ca-11e8-a9d2-00259047317d</text:p>
          </table:table-cell>
          <table:table-cell table:style-name="ce6" office:value-type="string" calcext:value-type="string">
            <text:p>Muriel Flt 5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55" calcext:value-type="float">
            <text:p>055</text:p>
          </table:table-cell>
          <table:table-cell office:value-type="string" calcext:value-type="string">
            <text:p>ed0dd797-b0e7-11e8-a9d2-00259047317d</text:p>
          </table:table-cell>
          <table:table-cell table:style-name="ce7" office:value-type="string" calcext:value-type="string">
            <text:p>Neptunes Court. Flat 9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e79575f-af66-11e8-a9d2-00259047317d</text:p>
          </table:table-cell>
          <table:table-cell table:style-name="ce7" office:value-type="string" calcext:value-type="string">
            <text:p>Valletta duplex pent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f4189956-b68a-11e8-a9d2-00259047317d</text:p>
          </table:table-cell>
          <table:table-cell table:style-name="ce6" office:value-type="string" calcext:value-type="string">
            <text:p>Sliema House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b0e4e8c-af6c-11e8-a9d2-00259047317d</text:p>
          </table:table-cell>
          <table:table-cell table:style-name="ce7" office:value-type="string" calcext:value-type="string">
            <text:p>Gzira 3bd room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80" calcext:value-type="float">
            <text:p>080</text:p>
          </table:table-cell>
          <table:table-cell office:value-type="string" calcext:value-type="string">
            <text:p>fc223001-b4ed-11e8-a9d2-00259047317d</text:p>
          </table:table-cell>
          <table:table-cell table:style-name="ce7" office:value-type="string" calcext:value-type="string">
            <text:p>Sapphire, no 10, 2-bedroom pth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3" office:value-type="float" office:value="39" calcext:value-type="float">
            <text:p>039</text:p>
          </table:table-cell>
          <table:table-cell office:value-type="string" calcext:value-type="string">
            <text:p>fefe711b-b758-11e8-a9d2-00259047317d</text:p>
          </table:table-cell>
          <table:table-cell table:style-name="ce7" office:value-type="string" calcext:value-type="string">
            <text:p>Bayview Flt 2</text:p>
          </table:table-cell>
          <table:table-cell table:style-name="ce4" table:number-columns-repeated="23"/>
          <table:table-cell table:number-columns-repeated="996"/>
        </table:table-row>
        <table:table-row table:style-name="ro1" table:number-rows-repeated="877">
          <table:table-cell table:style-name="ce4"/>
          <table:table-cell/>
          <table:table-cell table:style-name="ce4" table:number-columns-repeated="24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ce4" table:number-columns-repeated="23"/>
          <table:table-cell table:number-columns-repeated="996"/>
        </table:table-row>
        <table:table-row table:style-name="ro2" table:number-rows-repeated="20">
          <table:table-cell table:number-columns-repeated="1022"/>
        </table:table-row>
        <table:table-row table:style-name="ro3" table:number-rows-repeated="1047577">
          <table:table-cell table:number-columns-repeated="1022"/>
        </table:table-row>
        <table:table-row table:style-name="ro4" table:number-rows-repeated="35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C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2">
      <number:text>€</number:text>
      <number:number number:decimal-places="2" loext:min-decimal-places="2" number:min-integer-digits="1" number:grouping="true"/>
    </number:number-style>
    <number:number-style style:name="N113">
      <number:text>€</number:text>
      <number:number number:decimal-places="0" loext:min-decimal-places="0" number:min-integer-digits="1" number:grouping="true"/>
    </number:number-style>
    <number:number-style style:name="N114">
      <number:number number:decimal-places="0" loext:min-decimal-places="0" number:min-integer-digits="3"/>
    </number:number-style>
    <number:number-style style:name="N10111P0" style:volatile="true" number:language="en" number:country="GB">
      <number:number number:decimal-places="0" loext:min-decimal-places="0" number:min-integer-digits="1" number:grouping="true"/>
    </number:number-style>
    <number:number-style style:name="N10111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GB">
      <number:number number:decimal-places="0" loext:min-decimal-places="0" number:min-integer-digits="1" number:grouping="true"/>
    </number:number-style>
    <number:number-style style:name="N10112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GB">
      <number:number number:decimal-places="2" loext:min-decimal-places="2" number:min-integer-digits="1" number:grouping="true"/>
    </number:number-style>
    <number:number-style style:name="N10113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GB">
      <number:number number:decimal-places="2" loext:min-decimal-places="2" number:min-integer-digits="1" number:grouping="true"/>
    </number:number-style>
    <number:number-style style:name="N10114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n" number:country="GB">
      <number:text> - </number:text>
    </number:number-style>
    <number:text-style style:name="N10118" number:language="en" number:country="GB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GB">
      <number:minutes number:style="long"/>
      <number:text>:</number:text>
      <number:seconds number:style="long"/>
    </number:time-style>
    <number:time-style style:name="N10124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GB">
      <number:minutes number:style="long"/>
      <number:text>:</number:text>
      <number:seconds number:style="long" number:decimal-places="1"/>
    </number:time-style>
    <number:number-style style:name="N10126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5:20:56.533369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5:26:16.501012526</dc:date>
    <meta:generator>LibreOffice/6.1.3.2$MacOSX_X86_64 LibreOffice_project/86daf60bf00efa86ad547e59e09d6bb77c699acb</meta:generator>
    <meta:editing-duration>PT2H3M31S</meta:editing-duration>
    <meta:editing-cycles>6</meta:editing-cycles>
    <meta:document-statistic meta:table-count="1" meta:cell-count="189" meta:object-count="0"/>
  </office:meta>
</office:document-meta>
</file>